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file-entry manifest:full-path="Pictures/100000010000008C000000A910C95E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Text_20_body">
      <style:text-properties officeooo:rsid="03a10ef0" officeooo:paragraph-rsid="03a10ef0"/>
    </style:style>
    <style:style style:name="T1" style:family="text">
      <style:text-properties officeooo:rsid="039fac74"/>
    </style:style>
    <style:style style:name="T2" style:family="text">
      <style:text-properties officeooo:rsid="03a75c7b"/>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8</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p text:style-name="P5"><text:a xlink:type="simple" xlink:href="#__RefHeading___Toc219_1938087126" text:style-name="Index_20_Link" text:visited-style-name="Index_20_Link">Switch<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9"/>
      <text:h text:style-name="Heading_20_2" text:outline-level="2"><draw:frame draw:style-name="fr2" draw:name="Bild7" text:anchor-type="paragraph" svg:y="-0.115cm" svg:width="2.371cm" svg:height="2.859cm" draw:z-index="10"><draw:image xlink:href="Pictures/100000010000008C000000A910C95E40.png" xlink:type="simple" xlink:show="embed" xlink:actuate="onLoad" draw:mime-type="image/png"/></draw:frame><text:bookmark-start text:name="__RefHeading___Toc219_1938087126"/>Switch <text:bookmark-end text:name="__RefHeading___Toc219_1938087126"/></text:h>
      <text:p text:style-name="P11">Allows you to switch between two ima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75c7b"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8</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9M51S</meta:editing-duration>
    <meta:editing-cycles>828</meta:editing-cycles>
    <meta:generator>LibreOffice/25.2.6.2$Windows_X86_64 LibreOffice_project/729c5bfe710f5eb71ed3bbde9e06a6065e9c6c5d</meta:generator>
    <dc:date>2025-11-02T20:11:15.0653407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